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Microsoft JhengHei Light" svg:font-family="Microsoft JhengHei Light" style:font-family-generic="swiss" style:font-pitch="variable" svg:panose-1="2 11 3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0 0 0 0 0 0 0 0 0 0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JTitle" style:master-page-name="MP0" style:family="paragraph">
      <style:paragraph-properties fo:break-before="page"/>
    </style:style>
    <style:style style:name="T2" style:parent-style-name="DefaultParagraphFont" style:family="text">
      <style:text-properties fo:color="#FFFFFF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0902in"/>
        </style:tab-stops>
      </style:paragraph-properties>
    </style:style>
    <style:style style:name="T4" style:parent-style-name="Hyperlink" style:family="text">
      <style:text-properties style:font-name="Microsoft JhengHei Light" style:font-name-asian="Microsoft JhengHei Light"/>
    </style:style>
    <style:style style:name="T5" style:parent-style-name="DefaultParagraphFont" style:family="text">
      <style:text-properties style:font-name="Microsoft JhengHei Light" style:font-name-asian="Microsoft JhengHei Light"/>
    </style:style>
    <style:style style:name="T6" style:parent-style-name="DefaultParagraphFont" style:family="text">
      <style:text-properties style:font-name="Microsoft JhengHei Light" style:font-name-asian="Microsoft JhengHei Light"/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0902in"/>
        </style:tab-stops>
      </style:paragraph-properties>
    </style:style>
    <style:style style:name="T8" style:parent-style-name="Hyperlink" style:family="text">
      <style:text-properties style:font-name="Microsoft JhengHei Light" style:font-name-asian="Microsoft JhengHei Light"/>
    </style:style>
    <style:style style:name="T9" style:parent-style-name="DefaultParagraphFont" style:family="text">
      <style:text-properties style:font-name="Microsoft JhengHei Light" style:font-name-asian="Microsoft JhengHei Light"/>
    </style:style>
    <style:style style:name="T10" style:parent-style-name="DefaultParagraphFont" style:family="text">
      <style:text-properties style:font-name="Microsoft JhengHei Light" style:font-name-asian="Microsoft JhengHei Light"/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5.9375in"/>
        </style:tab-stops>
      </style:paragraph-properties>
    </style:style>
    <style:style style:name="T12" style:parent-style-name="Hyperlink" style:family="text">
      <style:text-properties style:font-name="Microsoft JhengHei Light" style:font-name-asian="Microsoft JhengHei Light"/>
    </style:style>
    <style:style style:name="T13" style:parent-style-name="DefaultParagraphFont" style:family="text">
      <style:text-properties style:font-name="Microsoft JhengHei Light" style:font-name-asian="Microsoft JhengHei Light"/>
    </style:style>
    <style:style style:name="T14" style:parent-style-name="DefaultParagraphFont" style:family="text">
      <style:text-properties style:font-name="Microsoft JhengHei Light" style:font-name-asian="Microsoft JhengHei Light"/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5.9375in"/>
        </style:tab-stops>
      </style:paragraph-properties>
    </style:style>
    <style:style style:name="T16" style:parent-style-name="Hyperlink" style:family="text">
      <style:text-properties style:font-name="Microsoft JhengHei Light" style:font-name-asian="Microsoft JhengHei Light"/>
    </style:style>
    <style:style style:name="T17" style:parent-style-name="DefaultParagraphFont" style:family="text">
      <style:text-properties style:font-name="Microsoft JhengHei Light" style:font-name-asian="Microsoft JhengHei Light"/>
    </style:style>
    <style:style style:name="T18" style:parent-style-name="DefaultParagraphFont" style:family="text">
      <style:text-properties style:font-name="Microsoft JhengHei Light" style:font-name-asian="Microsoft JhengHei Light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0902in"/>
        </style:tab-stops>
      </style:paragraph-properties>
    </style:style>
    <style:style style:name="T20" style:parent-style-name="Hyperlink" style:family="text">
      <style:text-properties style:font-name="Microsoft JhengHei Light" style:font-name-asian="Microsoft JhengHei Light"/>
    </style:style>
    <style:style style:name="T21" style:parent-style-name="DefaultParagraphFont" style:family="text">
      <style:text-properties style:font-name="Microsoft JhengHei Light" style:font-name-asian="Microsoft JhengHei Light"/>
    </style:style>
    <style:style style:name="T22" style:parent-style-name="DefaultParagraphFont" style:family="text">
      <style:text-properties style:font-name="Microsoft JhengHei Light" style:font-name-asian="Microsoft JhengHei Light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0902in"/>
        </style:tab-stops>
      </style:paragraph-properties>
    </style:style>
    <style:style style:name="T24" style:parent-style-name="Hyperlink" style:family="text">
      <style:text-properties style:font-name="Microsoft JhengHei Light" style:font-name-asian="Microsoft JhengHei Light"/>
    </style:style>
    <style:style style:name="T25" style:parent-style-name="DefaultParagraphFont" style:family="text">
      <style:text-properties style:font-name="Microsoft JhengHei Light" style:font-name-asian="Microsoft JhengHei Light"/>
    </style:style>
    <style:style style:name="T26" style:parent-style-name="DefaultParagraphFont" style:family="text">
      <style:text-properties style:font-name="Microsoft JhengHei Light" style:font-name-asian="Microsoft JhengHei Light"/>
    </style:style>
    <style:style style:name="P27" style:parent-style-name="NormalWeb" style:family="paragraph">
      <style:paragraph-properties fo:text-align="justify" fo:margin-top="0in" fo:margin-bottom="0.1666in" fo:background-color="#FFFFFF"/>
    </style:style>
    <style:style style:name="T28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29" style:parent-style-name="DefaultParagraphFont" style:family="text">
      <style:text-properties style:font-name="Segoe UI" style:font-name-asian="Malgun Gothic" style:font-name-complex="Segoe UI" fo:color="#24292E" fo:font-size="11pt" style:font-size-asian="11pt" style:font-size-complex="11pt"/>
    </style:style>
    <style:style style:name="T30" style:parent-style-name="DefaultParagraphFont" style:family="text">
      <style:text-properties style:font-name="Segoe UI" style:font-name-asian="Malgun Gothic" style:font-name-complex="Segoe UI" fo:color="#24292E" fo:font-size="11pt" style:font-size-asian="11pt" style:font-size-complex="11pt"/>
    </style:style>
    <style:style style:name="T31" style:parent-style-name="DefaultParagraphFont" style:family="text">
      <style:text-properties style:font-name="Segoe UI" style:font-name-asian="Malgun Gothic" style:font-name-complex="Segoe UI" fo:color="#24292E" fo:font-size="11pt" style:font-size-asian="11pt" style:font-size-complex="11pt"/>
    </style:style>
    <style:style style:name="P32" style:parent-style-name="NormalWeb" style:family="paragraph">
      <style:paragraph-properties fo:text-align="justify" fo:margin-top="0in" fo:margin-bottom="0.1666in" fo:background-color="#FFFFFF"/>
      <style:text-properties style:font-name="Segoe UI" style:font-name-complex="Segoe UI" fo:color="#24292E" fo:font-size="11pt" style:font-size-asian="11pt" style:font-size-complex="11pt"/>
    </style:style>
    <style:style style:name="P33" style:parent-style-name="NormalWeb" style:family="paragraph">
      <style:paragraph-properties fo:text-align="justify" fo:margin-top="0in" fo:margin-bottom="0in" fo:background-color="#FFFFFF"/>
    </style:style>
    <style:style style:name="T34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35" style:parent-style-name="DefaultParagraphFont" style:family="text">
      <style:text-properties style:font-name="Segoe UI" style:font-name-complex="Segoe UI" fo:color="#24292E"/>
    </style:style>
    <style:style style:name="T36" style:parent-style-name="DefaultParagraphFont" style:family="text">
      <style:text-properties style:font-name="Segoe UI" style:font-name-complex="Segoe UI" fo:color="#24292E"/>
    </style:style>
    <style:style style:name="T37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38" style:parent-style-name="DefaultParagraphFont" style:family="text">
      <style:text-properties style:font-name="Segoe UI" style:font-name-complex="Segoe UI" fo:color="#24292E"/>
    </style:style>
    <style:style style:name="T39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40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41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42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P43" style:parent-style-name="NormalWeb" style:family="paragraph">
      <style:paragraph-properties fo:text-align="justify" fo:margin-top="0in" fo:margin-bottom="0in" fo:background-color="#FFFFFF"/>
    </style:style>
    <style:style style:name="T44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45" style:parent-style-name="DefaultParagraphFont" style:family="text">
      <style:text-properties style:font-name="Segoe UI" style:font-name-complex="Segoe UI" fo:color="#24292E"/>
    </style:style>
    <style:style style:name="T46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47" style:parent-style-name="DefaultParagraphFont" style:family="text">
      <style:text-properties style:font-name="Segoe UI" style:font-name-complex="Segoe UI" fo:color="#24292E"/>
    </style:style>
    <style:style style:name="T48" style:parent-style-name="HTMLCode" style:family="text">
      <style:text-properties style:font-name="Consolas" fo:color="#24292E"/>
    </style:style>
    <style:style style:name="T49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50" style:parent-style-name="DefaultParagraphFont" style:family="text">
      <style:text-properties style:font-name="Segoe UI" style:font-name-complex="Segoe UI" fo:color="#24292E"/>
    </style:style>
    <style:style style:name="T51" style:parent-style-name="HTMLCode" style:family="text">
      <style:text-properties style:font-name="Consolas" fo:color="#24292E"/>
    </style:style>
    <style:style style:name="T52" style:parent-style-name="DefaultParagraphFont" style:family="text">
      <style:text-properties style:font-name="Segoe UI" style:font-name-complex="Segoe UI" fo:color="#24292E"/>
    </style:style>
    <style:style style:name="T53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P54" style:parent-style-name="JCodeBullet" style:family="paragraph">
      <style:text-properties style:font-name="Consolas" fo:font-size="10pt" style:font-size-asian="10pt" style:font-size-complex="10pt"/>
    </style:style>
    <style:style style:name="P55" style:parent-style-name="JCodeBullet" style:family="paragraph">
      <style:text-properties style:font-name="Consolas" fo:font-size="10pt" style:font-size-asian="10pt" style:font-size-complex="10pt"/>
    </style:style>
    <style:style style:name="P56" style:parent-style-name="JCodeBullet" style:family="paragraph">
      <style:text-properties style:font-name="Consolas" fo:font-size="10pt" style:font-size-asian="10pt" style:font-size-complex="10pt"/>
    </style:style>
    <style:style style:name="P57" style:parent-style-name="Normal" style:family="paragraph">
      <style:paragraph-properties fo:margin-bottom="0in" fo:line-height="100%" fo:background-color="#FFFFFF"/>
    </style:style>
    <style:style style:name="T58" style:parent-style-name="JCodeBlockChar" style:family="text">
      <style:text-properties style:font-name="Cambria Math" style:font-name-complex="Cambria Math"/>
    </style:style>
    <style:style style:name="T59" style:parent-style-name="DefaultParagraphFont" style:family="text">
      <style:text-properties style:font-name="Segoe UI" style:font-name-complex="Segoe UI" fo:color="#24292E"/>
    </style:style>
    <style:style style:name="T60" style:parent-style-name="DefaultParagraphFont" style:family="text">
      <style:text-properties style:font-name="Segoe UI" style:font-name-complex="Segoe UI" fo:color="#24292E"/>
    </style:style>
    <style:style style:name="P61" style:parent-style-name="Normal" style:family="paragraph">
      <style:paragraph-properties fo:margin-bottom="0in" fo:line-height="100%" fo:background-color="#FFFFFF"/>
    </style:style>
    <style:style style:name="T62" style:parent-style-name="DefaultParagraphFont" style:family="text">
      <style:text-properties style:font-name="Segoe UI" style:font-name-complex="Segoe UI" fo:color="#24292E"/>
    </style:style>
    <style:style style:name="T63" style:parent-style-name="DefaultParagraphFont" style:family="text">
      <style:text-properties style:font-name="Segoe UI" style:font-name-complex="Segoe UI" fo:color="#000000"/>
    </style:style>
    <style:style style:name="T64" style:parent-style-name="DefaultParagraphFont" style:family="text">
      <style:text-properties style:font-name="Segoe UI" style:font-name-complex="Segoe UI" fo:color="#24292E"/>
    </style:style>
    <style:style style:name="T65" style:parent-style-name="JCodeBlockChar" style:family="text">
      <style:text-properties style:font-name="Cambria Math" style:font-name-complex="Cambria Math"/>
    </style:style>
    <style:style style:name="T66" style:parent-style-name="DefaultParagraphFont" style:family="text">
      <style:text-properties style:font-name="Segoe UI" style:font-name-complex="Segoe UI" fo:color="#24292E"/>
    </style:style>
    <style:style style:name="T67" style:parent-style-name="Emphasis" style:family="text">
      <style:text-properties style:font-name="Segoe UI" style:font-name-complex="Segoe UI" fo:color="#24292E"/>
    </style:style>
    <style:style style:name="P68" style:parent-style-name="Normal" style:family="paragraph">
      <style:paragraph-properties fo:margin-top="0.0416in" fo:margin-bottom="0.0694in" fo:line-height="100%" fo:background-color="#FFFFFF"/>
    </style:style>
    <style:style style:name="T69" style:parent-style-name="DefaultParagraphFont" style:family="text">
      <style:text-properties style:font-name="Segoe UI" style:font-name-complex="Segoe UI" fo:color="#24292E"/>
    </style:style>
    <style:style style:name="T70" style:parent-style-name="Emphasis" style:family="text">
      <style:text-properties style:font-name="Segoe UI" style:font-name-complex="Segoe UI" fo:color="#24292E"/>
    </style:style>
    <style:style style:name="P71" style:parent-style-name="Normal" style:family="paragraph">
      <style:paragraph-properties fo:margin-bottom="0in" fo:line-height="100%" fo:background-color="#FFFFFF"/>
    </style:style>
    <style:style style:name="T72" style:parent-style-name="DefaultParagraphFont" style:family="text">
      <style:text-properties style:font-name="Segoe UI" style:font-name-complex="Segoe UI" fo:color="#24292E"/>
    </style:style>
    <style:style style:name="T73" style:parent-style-name="Emphasis" style:family="text">
      <style:text-properties style:font-name="Segoe UI" style:font-name-complex="Segoe UI" fo:color="#24292E"/>
    </style:style>
    <style:style style:name="T74" style:parent-style-name="DefaultParagraphFont" style:family="text">
      <style:text-properties style:font-name="Segoe UI" style:font-name-complex="Segoe UI" fo:color="#24292E"/>
    </style:style>
    <style:style style:name="T75" style:parent-style-name="DefaultParagraphFont" style:family="text">
      <style:text-properties style:font-name="Segoe UI" style:font-name-complex="Segoe UI" fo:color="#000000"/>
    </style:style>
    <style:style style:name="T76" style:parent-style-name="DefaultParagraphFont" style:family="text">
      <style:text-properties style:font-name="Segoe UI" style:font-name-complex="Segoe UI" fo:color="#24292E"/>
    </style:style>
    <style:style style:name="P77" style:parent-style-name="Normal" style:family="paragraph">
      <style:paragraph-properties fo:margin-bottom="0in" fo:line-height="100%" fo:background-color="#FFFFFF"/>
    </style:style>
    <style:style style:name="T78" style:parent-style-name="DefaultParagraphFont" style:family="text">
      <style:text-properties style:font-name="Segoe UI" style:font-name-complex="Segoe UI" fo:color="#24292E"/>
    </style:style>
    <style:style style:name="T79" style:parent-style-name="DefaultParagraphFont" style:family="text">
      <style:text-properties style:font-name="Segoe UI" style:font-name-complex="Segoe UI" fo:color="#24292E"/>
    </style:style>
    <style:style style:name="T80" style:parent-style-name="DefaultParagraphFont" style:family="text">
      <style:text-properties style:font-name="Segoe UI" style:font-name-complex="Segoe UI" fo:color="#24292E"/>
    </style:style>
    <style:style style:name="T81" style:parent-style-name="DefaultParagraphFont" style:family="text">
      <style:text-properties style:font-name="Segoe UI" style:font-name-complex="Segoe UI" fo:color="#000000"/>
    </style:style>
    <style:style style:name="T82" style:parent-style-name="DefaultParagraphFont" style:family="text">
      <style:text-properties style:font-name="Segoe UI" style:font-name-complex="Segoe UI" fo:color="#24292E"/>
    </style:style>
    <style:style style:name="T83" style:parent-style-name="DefaultParagraphFont" style:family="text">
      <style:text-properties style:font-name="Segoe UI" style:font-name-complex="Segoe UI" fo:color="#000000"/>
    </style:style>
    <style:style style:name="T84" style:parent-style-name="DefaultParagraphFont" style:family="text">
      <style:text-properties style:font-name="Segoe UI" style:font-name-complex="Segoe UI" fo:color="#24292E"/>
    </style:style>
    <style:style style:name="T85" style:parent-style-name="JSubtitleChar" style:family="text">
      <style:text-properties fo:font-style="italic" style:font-style-asian="italic" style:font-style-complex="italic" fo:font-size="11pt" style:font-size-asian="11pt" style:font-size-complex="11pt" fo:background-color="transparent"/>
    </style:style>
    <style:style style:name="T86" style:parent-style-name="DefaultParagraphFont" style:family="text">
      <style:text-properties fo:color="#000000" fo:background-color="#FFFFFF"/>
    </style:style>
    <style:style style:name="T87" style:parent-style-name="DefaultParagraphFont" style:family="text">
      <style:text-properties fo:color="#000000"/>
    </style:style>
    <style:style style:name="T88" style:parent-style-name="HTMLCode" style:family="text">
      <style:text-properties style:font-name="Segoe UI" style:font-name-complex="Segoe UI" fo:font-size="11pt" style:font-size-asian="11pt" style:font-size-complex="11pt"/>
    </style:style>
    <style:style style:name="P89" style:parent-style-name="Normal" style:family="paragraph">
      <style:paragraph-properties fo:margin-bottom="0in" fo:line-height="100%" fo:background-color="#FFFFFF"/>
    </style:style>
    <style:style style:name="T90" style:parent-style-name="JCodeBlockChar" style:family="text">
      <style:text-properties style:font-name="Cambria Math" style:font-name-complex="Cambria Math"/>
    </style:style>
    <style:style style:name="T91" style:parent-style-name="DefaultParagraphFont" style:family="text">
      <style:text-properties style:font-name="Segoe UI" style:font-name-complex="Segoe UI" fo:color="#24292E"/>
    </style:style>
    <style:style style:name="T92" style:parent-style-name="JCodeBlockChar" style:family="text">
      <style:text-properties style:font-name="Cambria Math" style:font-name-complex="Cambria Math"/>
    </style:style>
    <style:style style:name="T93" style:parent-style-name="DefaultParagraphFont" style:family="text">
      <style:text-properties style:font-name="Segoe UI" style:font-name-complex="Segoe UI" fo:color="#000000"/>
    </style:style>
    <style:style style:name="T94" style:parent-style-name="DefaultParagraphFont" style:family="text">
      <style:text-properties style:font-name="Segoe UI" style:font-name-complex="Segoe UI" fo:color="#24292E"/>
    </style:style>
    <style:style style:name="T95" style:parent-style-name="DefaultParagraphFont" style:family="text">
      <style:text-properties style:font-name="Segoe UI" style:font-name-complex="Segoe UI" fo:color="#24292E"/>
    </style:style>
    <style:style style:name="P96" style:parent-style-name="Normal" style:family="paragraph">
      <style:paragraph-properties fo:margin-bottom="0in" fo:line-height="100%" fo:background-color="#FFFFFF"/>
    </style:style>
    <style:style style:name="T97" style:parent-style-name="DefaultParagraphFont" style:family="text">
      <style:text-properties style:font-name="Segoe UI" style:font-name-complex="Segoe UI" fo:color="#24292E"/>
    </style:style>
    <style:style style:name="T98" style:parent-style-name="HTMLCode" style:family="text">
      <style:text-properties style:font-name="Consolas" style:font-name-asian="Malgun Gothic" fo:color="#24292E"/>
    </style:style>
    <style:style style:name="T99" style:parent-style-name="DefaultParagraphFont" style:family="text">
      <style:text-properties style:font-name="Segoe UI" style:font-name-complex="Segoe UI" fo:color="#24292E"/>
    </style:style>
    <style:style style:name="T100" style:parent-style-name="HTMLCode" style:family="text">
      <style:text-properties style:font-name="Consolas" style:font-name-asian="Malgun Gothic" fo:color="#24292E"/>
    </style:style>
    <style:style style:name="P101" style:parent-style-name="Normal" style:family="paragraph">
      <style:paragraph-properties fo:margin-bottom="0in" fo:line-height="100%" fo:background-color="#FFFFFF"/>
    </style:style>
    <style:style style:name="T102" style:parent-style-name="DefaultParagraphFont" style:family="text">
      <style:text-properties style:font-name="Segoe UI" style:font-name-complex="Segoe UI" fo:color="#24292E"/>
    </style:style>
    <style:style style:name="T103" style:parent-style-name="DefaultParagraphFont" style:family="text">
      <style:text-properties style:font-name="Segoe UI" style:font-name-complex="Segoe UI" fo:color="#24292E"/>
    </style:style>
    <style:style style:name="P104" style:parent-style-name="Normal" style:family="paragraph">
      <style:paragraph-properties fo:margin-top="0.0694in" fo:margin-bottom="0.0694in" fo:line-height="100%" fo:background-color="#FFFFFF"/>
    </style:style>
    <style:style style:name="T105" style:parent-style-name="DefaultParagraphFont" style:family="text">
      <style:text-properties style:font-name="Segoe UI" style:font-name-complex="Segoe UI" fo:color="#24292E"/>
    </style:style>
    <style:style style:name="T106" style:parent-style-name="Emphasis" style:family="text">
      <style:text-properties style:font-name="Segoe UI" style:font-name-complex="Segoe UI" fo:color="#24292E"/>
    </style:style>
    <style:style style:name="P107" style:parent-style-name="Normal" style:family="paragraph">
      <style:paragraph-properties fo:margin-bottom="0in" fo:line-height="100%" fo:background-color="#FFFFFF"/>
    </style:style>
    <style:style style:name="T108" style:parent-style-name="DefaultParagraphFont" style:family="text">
      <style:text-properties style:font-name="Segoe UI" style:font-name-complex="Segoe UI" fo:color="#24292E"/>
    </style:style>
    <style:style style:name="T109" style:parent-style-name="DefaultParagraphFont" style:family="text">
      <style:text-properties style:font-name="Segoe UI" style:font-name-complex="Segoe UI" fo:color="#24292E"/>
    </style:style>
    <style:style style:name="T110" style:parent-style-name="DefaultParagraphFont" style:family="text">
      <style:text-properties style:font-name="Segoe UI" style:font-name-complex="Segoe UI" fo:color="#24292E"/>
    </style:style>
    <style:style style:name="P111" style:parent-style-name="Normal" style:family="paragraph">
      <style:paragraph-properties fo:margin-bottom="0in" fo:line-height="100%" fo:background-color="#FFFFFF"/>
    </style:style>
    <style:style style:name="T112" style:parent-style-name="DefaultParagraphFont" style:family="text">
      <style:text-properties style:font-name="Segoe UI" style:font-name-complex="Segoe UI" fo:color="#24292E"/>
    </style:style>
    <style:style style:name="T113" style:parent-style-name="DefaultParagraphFont" style:family="text">
      <style:text-properties style:font-name="Segoe UI" style:font-name-complex="Segoe UI" fo:color="#000000"/>
    </style:style>
    <style:style style:name="T114" style:parent-style-name="DefaultParagraphFont" style:family="text">
      <style:text-properties style:font-name="Segoe UI" style:font-name-complex="Segoe UI" fo:color="#24292E"/>
    </style:style>
    <style:style style:name="T115" style:parent-style-name="DefaultParagraphFont" style:family="text">
      <style:text-properties style:font-name="Segoe UI" style:font-name-complex="Segoe UI" fo:color="#24292E"/>
    </style:style>
    <style:style style:name="T116" style:parent-style-name="DefaultParagraphFont" style:family="text">
      <style:text-properties style:font-name="Segoe UI" style:font-name-complex="Segoe UI" fo:color="#24292E"/>
    </style:style>
    <style:style style:name="T117" style:parent-style-name="DefaultParagraphFont" style:family="text">
      <style:text-properties style:font-name="Segoe UI" style:font-name-complex="Segoe UI" fo:color="#24292E"/>
    </style:style>
    <style:style style:name="T118" style:parent-style-name="DefaultParagraphFont" style:family="text">
      <style:text-properties style:font-name="Segoe UI" style:font-name-complex="Segoe UI" fo:color="#24292E"/>
    </style:style>
    <style:style style:name="T119" style:parent-style-name="DefaultParagraphFont" style:family="text">
      <style:text-properties style:font-name="Segoe UI" style:font-name-complex="Segoe UI" fo:color="#24292E"/>
    </style:style>
    <style:style style:name="T120" style:parent-style-name="DefaultParagraphFont" style:family="text">
      <style:text-properties style:font-name="Segoe UI" style:font-name-complex="Segoe UI" fo:color="#24292E"/>
    </style:style>
    <style:style style:name="T121" style:parent-style-name="DefaultParagraphFont" style:family="text">
      <style:text-properties style:font-name="Segoe UI" style:font-name-complex="Segoe UI" fo:color="#24292E"/>
    </style:style>
    <style:style style:name="T122" style:parent-style-name="DefaultParagraphFont" style:family="text">
      <style:text-properties style:font-name="Segoe UI" style:font-name-complex="Segoe UI" fo:color="#24292E"/>
    </style:style>
    <style:style style:name="P123" style:parent-style-name="NormalWeb" style:family="paragraph">
      <style:paragraph-properties fo:text-align="justify" fo:margin-top="0in" fo:margin-bottom="0in" fo:background-color="#FFFFFF"/>
    </style:style>
    <style:style style:name="T124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T125" style:parent-style-name="DefaultParagraphFont" style:family="text">
      <style:text-properties style:font-name="Segoe UI" style:font-name-complex="Segoe UI" fo:color="#24292E"/>
    </style:style>
    <style:style style:name="T126" style:parent-style-name="DefaultParagraphFont" style:family="text">
      <style:text-properties style:font-name="Segoe UI" style:font-name-complex="Segoe UI" fo:color="#24292E"/>
    </style:style>
    <style:style style:name="T127" style:parent-style-name="DefaultParagraphFont" style:family="text">
      <style:text-properties style:font-name="Segoe UI" style:font-name-complex="Segoe UI" fo:color="#24292E" fo:font-size="11pt" style:font-size-asian="11pt" style:font-size-complex="11pt"/>
    </style:style>
    <style:style style:name="P128" style:parent-style-name="NormalWeb" style:family="paragraph">
      <style:paragraph-properties fo:text-align="justify" fo:margin-top="0in" fo:margin-bottom="0in" fo:background-color="#FFFFFF"/>
      <style:text-properties style:font-name="Segoe UI" style:font-name-complex="Segoe UI" fo:color="#24292E" fo:font-size="11pt" style:font-size-asian="11pt" style:font-size-complex="11pt"/>
    </style:style>
    <style:style style:name="T129" style:parent-style-name="HTMLCode" style:family="text">
      <style:text-properties style:font-name="Consolas" style:font-name-asian="Consolas" style:font-name-complex="Consolas"/>
    </style:style>
    <style:style style:name="T130" style:parent-style-name="HTMLCode" style:family="text">
      <style:text-properties style:font-name="Consolas" style:font-name-asian="Consolas" style:font-name-complex="Consolas"/>
    </style:style>
    <style:style style:name="T131" style:parent-style-name="HTMLCode" style:family="text">
      <style:text-properties style:font-name="Consolas" style:font-name-asian="Consolas" style:font-name-complex="Consolas"/>
    </style:style>
    <style:style style:name="T132" style:parent-style-name="HTMLCode" style:family="text">
      <style:text-properties style:font-name="Consolas" style:font-name-asian="Consolas" style:font-name-complex="Consolas"/>
    </style:style>
    <style:style style:name="T133" style:parent-style-name="DefaultParagraphFont" style:family="text">
      <style:text-properties style:font-name-asian="Malgun Gothic"/>
    </style:style>
    <style:style style:name="P134" style:parent-style-name="NormalWeb" style:family="paragraph">
      <style:paragraph-properties fo:text-align="justify" fo:margin-top="0in" fo:background-color="#FFFFFF"/>
    </style:style>
    <style:style style:name="T135" style:parent-style-name="DefaultParagraphFont" style:family="text">
      <style:text-properties style:font-name="Segoe UI" style:font-name-complex="Segoe UI" fo:color="#24292E"/>
    </style:style>
    <style:style style:name="T136" style:parent-style-name="JNormalChar" style:family="text">
      <style:text-properties style:font-name-asian="Malgun Gothic"/>
    </style:style>
    <style:style style:name="T137" style:parent-style-name="DefaultParagraphFont" style:family="text">
      <style:text-properties style:font-name="Segoe UI" style:font-name-complex="Segoe UI" fo:color="#24292E" fo:background-color="#FFFFFF"/>
    </style:style>
    <style:style style:name="P138" style:parent-style-name="Bibliography" style:family="paragraph">
      <style:paragraph-properties fo:margin-left="0.5in" fo:text-indent="-0.5in">
        <style:tab-stops/>
      </style:paragraph-properties>
    </style:style>
    <style:style style:name="T139" style:parent-style-name="DefaultParagraphFont" style:family="text">
      <style:text-properties fo:font-style="italic" style:font-style-asian="italic" style:font-style-complex="italic"/>
    </style:style>
    <style:style style:name="P140" style:parent-style-name="Bibliography" style:family="paragraph">
      <style:paragraph-properties fo:margin-left="0.5in" fo:text-indent="-0.5in">
        <style:tab-stops/>
      </style:paragraph-properties>
    </style:style>
    <style:style style:name="T141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<text:s/><text:s/><text:bookmark-start text:name="_Toc11109389"/><text:bookmark-start text:name="_Toc11109528"/><text:bookmark-start text:name="_Toc11109569"/><text:span text:style-name="T2">1</text:span><text:tab/><text:tab/><text:bookmark-end text:name="_Toc11109389"/><text:bookmark-end text:name="_Toc11109528"/><text:bookmark-end text:name="_Toc11109569"/>Getting started with Java</text:h>
      <text:h text:style-name="JHeading1" text:outline-level="2">Table of Contents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JHeading1" text:outline-level="2"/>
          <text:p text:style-name="P3"><text:a xlink:href="#_Toc11109570" office:target-frame-name="_top" xlink:show="replace"><text:span text:style-name="T4">Installing JDK on Windows / Mac</text:span><text:span text:style-name="T5"><text:tab/></text:span><text:span text:style-name="T6">1</text:span></text:a></text:p>
          <text:p text:style-name="P7"><text:a xlink:href="#_Toc11109571" office:target-frame-name="_top" xlink:show="replace"><text:span text:style-name="T8">Setting Environment Variables</text:span><text:span text:style-name="T9"><text:tab/></text:span><text:span text:style-name="T10">1</text:span></text:a></text:p>
          <text:p text:style-name="P11"><text:a xlink:href="#_Toc11109572" office:target-frame-name="_top" xlink:show="replace"><text:span text:style-name="T12">On Windows</text:span><text:span text:style-name="T13"><text:tab/></text:span><text:span text:style-name="T14">2</text:span></text:a></text:p>
          <text:p text:style-name="P15"><text:a xlink:href="#_Toc11109573" office:target-frame-name="_top" xlink:show="replace"><text:span text:style-name="T16">On Mac</text:span><text:span text:style-name="T17"><text:tab/></text:span><text:span text:style-name="T18">2</text:span></text:a></text:p>
          <text:p text:style-name="P19"><text:a xlink:href="#_Toc11109574" office:target-frame-name="_top" xlink:show="replace"><text:span text:style-name="T20">Confirming Installed version of Java</text:span><text:span text:style-name="T21"><text:tab/></text:span><text:span text:style-name="T22">2</text:span></text:a></text:p>
          <text:p text:style-name="P23"><text:a xlink:href="#_Toc11109575" office:target-frame-name="_top" xlink:show="replace"><text:span text:style-name="T24">References</text:span><text:span text:style-name="T25"><text:tab/></text:span><text:span text:style-name="T26">3</text:span></text:a></text:p>
        </text:index-body>
      </text:table-of-content>
      <text:p text:style-name="Normal"/>
      <text:h text:style-name="JHeading1" text:outline-level="2"><text:bookmark-start text:name="_Toc11109570"/>Installing JDK on Windows / Mac<text:bookmark-end text:name="_Toc11109570"/></text:h>
      <text:p text:style-name="P27"><text:span text:style-name="T28">The JDK is a development environment for building applications, and components using the Java programming language. The JDK includes tools useful for developing &amp; testing programs in Java. Oracle's OpenJDK (Java Development Kit) version 11 is available for free and can be downloaded from their </text:span><text:span text:style-name="T29">website</text:span><text:span text:style-name="T30">.<text:s/></text:span><text:span text:style-name="T31">(Java SE Development Kit 11 Downloads, 2019)</text:span></text:p>
      <text:p text:style-name="P32">Both Mac and Windows require administrator privileges to install the JDK.</text:p>
      <text:p text:style-name="P33"><text:span text:style-name="T34">The JDK is installed in the directory</text:span><text:span text:style-name="T35"> </text:span><text:span text:style-name="JCodeBlockChar">C:\Program Files\Java\jdk-11.i.u</text:span><text:span text:style-name="T36"> </text:span><text:span text:style-name="T37">on Windows or</text:span><text:span text:style-name="T38"><text:s/></text:span><text:span text:style-name="T39">on Mac, where </text:span><text:span text:style-name="JCodeBlockChar">i</text:span><text:span text:style-name="T40"><text:s/>a</text:span><text:span text:style-name="T41">nd </text:span><text:span text:style-name="JCodeBlockChar">u</text:span><text:span text:style-name="T42"> denote interim and update (followed by a patch number, if any)</text:span></text:p>
      <text:h text:style-name="JHeading1" text:outline-level="2"><text:bookmark-start text:name="_Toc11109571"/>Setting Environment Variables<text:bookmark-end text:name="_Toc11109571"/></text:h>
      <text:p text:style-name="P43"><text:span text:style-name="T44">Environment variables are dynamic and global, they are accessible by all processes of an Operating System, and thus are used in Java store the directories of the executable</text:span><text:span text:style-name="T45"><text:s/></text:span><text:span text:style-name="T46">files like</text:span><text:span text:style-name="T47"> </text:span><text:span text:style-name="T48">java.exe</text:span><text:span text:style-name="T49"> and</text:span><text:span text:style-name="T50"> </text:span><text:span text:style-name="T51">javac.exe</text:span><text:span text:style-name="T52"> </text:span><text:span text:style-name="T53">to avoid repetition of long commands. The variables required are:</text:span></text:p>
      <text:list text:style-name="LFO1" text:continue-numbering="true">
        <text:list-item>
          <text:p text:style-name="P54">JAVA_HOME<text:s/></text:p>
        </text:list-item>
        <text:list-item>
          <text:p text:style-name="P55">PATH</text:p>
        </text:list-item>
        <text:list-item>
          <text:p text:style-name="P56">CLASSPATH</text:p>
        </text:list-item>
      </text:list>
      <text:h text:style-name="JHeading2" text:outline-level="3"><text:bookmark-start text:name="_Toc11109572"/><text:soft-page-break/>On Windows<text:bookmark-end text:name="_Toc11109572"/></text:h>
      <text:list text:style-name="LFO2" text:continue-numbering="true">
        <text:list-item>
          <text:p text:style-name="P57"><text:span text:style-name="T58">⊞</text:span><text:span text:style-name="JCodeBlockChar"><text:s/>Win</text:span><text:span text:style-name="T59">+ </text:span><text:span text:style-name="JCodeBlockChar">R</text:span><text:span text:style-name="T60"> opens the Run Window</text:span></text:p>
        </text:list-item>
        <text:list-item>
          <text:p text:style-name="P61"><text:span text:style-name="T62">Type </text:span><text:span text:style-name="JCodeBlockChar">sysdm.cpl</text:span><text:span text:style-name="T63"> </text:span><text:span text:style-name="T64">and </text:span><text:span text:style-name="JCodeBlockChar">Enter</text:span><text:span text:style-name="T65">↵</text:span><text:span text:style-name="T66"> or click </text:span><text:span text:style-name="T67">OK</text:span></text:p>
        </text:list-item>
        <text:list-item>
          <text:p text:style-name="P68"><text:span text:style-name="T69">Go to </text:span><text:span text:style-name="T70">System Properties &gt; Advanced &gt; Environment Variables</text:span></text:p>
        </text:list-item>
        <text:list-item>
          <text:p text:style-name="P71"><text:span text:style-name="T72">Click </text:span><text:span text:style-name="T73">New</text:span><text:span text:style-name="T74"> and Enter the Variable Name as </text:span><text:span text:style-name="JCodeBlockChar">JAVA_HOME</text:span><text:span text:style-name="T75"> </text:span><text:span text:style-name="T76">and set Variable value to </text:span><text:span text:style-name="JCodeBlockChar">C:\Program Files\Java\jdk-11.i.u</text:span></text:p>
        </text:list-item>
        <text:list-item>
          <text:p text:style-name="P77"><text:span text:style-name="T78">Create new variables named </text:span><text:span text:style-name="JCodeBlockChar">PATH</text:span><text:span text:style-name="T79"> and </text:span><text:span text:style-name="JCodeBlockChar">CLASSPATH</text:span><text:span text:style-name="T80"> with values </text:span><text:span text:style-name="JCodeBlockChar">%JAVA_HOME%\bin</text:span><text:span text:style-name="T81"> </text:span><text:span text:style-name="T82">and </text:span><text:span text:style-name="JCodeBlockChar">%JAVA_HOME%\lib</text:span><text:span text:style-name="T83"> </text:span><text:span text:style-name="T84">respectively.</text:span></text:p>
        </text:list-item>
      </text:list>
      <text:p text:style-name="JSubtitle"><text:span text:style-name="T85">If you are installing a new version of Java (e.g. Migrating from Java 8 to 11), make sure that you completely uninstall the previous jdk versions and delete the</text:span><text:s/>folder<text:span text:style-name="T86"><text:s/></text:span><text:span text:style-name="JCodeBlockChar">ProgramData/Oracle/</text:span><text:span text:style-name="JCodeBlockChar">.</text:span><text:span text:style-name="JCodeBlockChar">.</text:span><text:span text:style-name="T87"> </text:span>since this could cause the error <text:span text:style-name="T88">The system cannot find the file<text:s/></text:span><text:span text:style-name="JCodeBlockChar">C:\ProgramData\Oracle\Java\javapath\java.exe</text:span></text:p>
      <text:h text:style-name="JHeading2" text:outline-level="3"><text:bookmark-start text:name="_Toc11109573"/>On Mac<text:bookmark-end text:name="_Toc11109573"/></text:h>
      <text:h text:style-name="JHeading3" text:outline-level="4">Temporary - Set for current session</text:h>
      <text:list text:style-name="LFO3" text:continue-numbering="true">
        <text:list-item>
          <text:p text:style-name="P89"><text:span text:style-name="JCodeBlockChar">Shift<text:s/></text:span><text:span text:style-name="T90">⇧</text:span><text:span text:style-name="JCodeBlockChar"><text:s/></text:span><text:span text:style-name="T91">+ </text:span><text:span text:style-name="T92">⌘</text:span><text:span text:style-name="JCodeBlockChar"><text:s/>Command</text:span><text:span text:style-name="T93"> </text:span><text:span text:style-name="T94">+ </text:span><text:span text:style-name="JCodeBlockChar">U</text:span><text:span text:style-name="T95"> opens the Terminal</text:span></text:p>
        </text:list-item>
        <text:list-item>
          <text:p text:style-name="P96"><text:span text:style-name="T97">Type </text:span><text:span text:style-name="T98">export<text:s/></text:span><text:span text:style-name="JCodeBlockChar">JAVA_HOME=/Library/Java/Home</text:span><text:span text:style-name="T99"> in the Terminal to set </text:span><text:span text:style-name="T100">JAVA_HOME</text:span></text:p>
        </text:list-item>
        <text:list-item>
          <text:p text:style-name="P101"><text:span text:style-name="T102">Type </text:span><text:span text:style-name="JCodeBlockChar">echo $JAVA_HOME</text:span><text:span text:style-name="T103"> to finalize set path</text:span></text:p>
        </text:list-item>
      </text:list>
      <text:h text:style-name="JHeading3" text:outline-level="4">Permanent - Make path persist</text:h>
      <text:list text:style-name="LFO4" text:continue-numbering="true">
        <text:list-item>
          <text:p text:style-name="P104"><text:span text:style-name="T105">Open Terminal </text:span><text:span text:style-name="T106">(Applications &gt; Utilities &gt; Terminal)</text:span></text:p>
        </text:list-item>
        <text:list-item>
          <text:p text:style-name="P107"><text:span text:style-name="T108">Type </text:span><text:span text:style-name="JCodeBlockChar">emacs.profile</text:span><text:span text:style-name="T109"> and add the following at the end of the </text:span><text:span text:style-name="JCodeBlockChar">.profile</text:span><text:span text:style-name="T110"> file </text:span><text:span text:style-name="JCodeBlockChar">JAVA_HOME=/Library/Java/Home export JAVA_HOME;</text:span></text:p>
        </text:list-item>
        <text:list-item>
          <text:p text:style-name="P111"><text:span text:style-name="T112">Save &amp; Exit </text:span><text:span text:style-name="JCodeBlockChar">emacs</text:span><text:span text:style-name="T113"> </text:span><text:span text:style-name="T114">(</text:span><text:span text:style-name="JCodeBlockChar">Ctrl</text:span><text:span text:style-name="T115">+</text:span><text:span text:style-name="JCodeBlockChar">X</text:span><text:span text:style-name="T116">, </text:span><text:span text:style-name="JCodeBlockChar">Ctrl</text:span><text:span text:style-name="T117">+</text:span><text:span text:style-name="JCodeBlockChar">S</text:span><text:span text:style-name="T118">,<text:s/></text:span><text:span text:style-name="JCodeBlockChar">Ctrl</text:span><text:span text:style-name="T119">+</text:span><text:span text:style-name="JCodeBlockChar">X</text:span><text:span text:style-name="T120">, </text:span><text:span text:style-name="JCodeBlockChar">Ctrl</text:span><text:span text:style-name="T121">+</text:span><text:span text:style-name="JCodeBlockChar">C</text:span><text:span text:style-name="T122">)</text:span></text:p>
        </text:list-item>
      </text:list>
      <text:h text:style-name="JHeading1" text:outline-level="2"><text:bookmark-start text:name="_Toc11109574"/>Confirming Installed version of Java<text:bookmark-end text:name="_Toc11109574"/></text:h>
      <text:p text:style-name="P123"><text:span text:style-name="T124">Run the Command Prompt (on Windows) or Open the Terminal (on Mac), and enter</text:span><text:span text:style-name="T125"> </text:span><text:span text:style-name="JCodeBlockChar">java -version</text:span><text:span text:style-name="T126"> </text:span><text:span text:style-name="T127">and your output should look similar to the following:</text:span></text:p>
      <text:p text:style-name="P128"/>
      <text:p text:style-name="JCodeBlock"><text:span text:style-name="T129"><text:s text:c="3"/>java version "11.i.u" 20yy-mm-dd LTS</text:span><text:span text:style-name="T130"><text:tab/></text:span></text:p>
      <text:p text:style-name="JCodeBlock"><text:span text:style-name="T131"><text:s text:c="3"/>Java(TM) SE Runtime Environment 18.9 (build 11.i.u+12-LTS)</text:span></text:p>
      <text:p text:style-name="JCodeBlock"><text:span text:style-name="T132"><text:s text:c="3"/>Java HotSpot(TM) 64-Bit Server VM 18.9 (build 11.i.u+12-LTS, mixed mode)</text:span></text:p>
      <text:p text:style-name="JSubtitle">If the version shown is a version existing prior to 11, you will need to <text:span text:style-name="T133">set the Environment Variables</text:span> to the directory of the jdk-11 folder.</text:p>
      <text:soft-page-break/>
      <text:p text:style-name="P134"><text:span text:style-name="T135">If the CMD or Terminal output is similar to the above, Congratulations on successfully<text:s/></text:span><text:span text:style-name="JNormalChar">installing JDK on your machine! For any further clarification regarding the installation read through this once more or refer to the official Oracle </text:span><text:span text:style-name="T136">documentation</text:span><text:span text:style-name="JNormalChar">.</text:span><text:span text:style-name="JNormalChar"><text:s/></text:span><text:span text:style-name="T137">(Overview of JDK Installation, n.d.)</text:span></text:p>
      <text:h text:style-name="JHeading1" text:outline-level="2"><text:bookmark-start text:name="_Toc11109575"/>References<text:bookmark-end text:name="_Toc11109575"/></text:h>
      <text:p text:style-name="P138"><text:span text:style-name="T139">Java SE Development Kit 11 Downloads</text:span>. (2019). Retrieved June 9, 2019, from Oracle: https://www.oracle.com/technetwork/java/javase/downloads/jdk11-downloads-5066655.html</text:p>
      <text:p text:style-name="P140"><text:span text:style-name="T141">Overview of JDK Installation</text:span>. (n.d.). Retrieved June 7, 2019, from Oracle: https://docs.oracle.com/en/java/javase/11/install/overview-jdk-installation.html#GUID-8677A77F-231A-40F7-98B9-1FD0B48C346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Microsoft JhengHei Light" svg:font-family="Microsoft JhengHei Light" style:font-family-generic="swiss" style:font-pitch="variable" svg:panose-1="2 11 3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algun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Malgun Gothic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Malgun Gothic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Malgun Gothic" style:font-name-complex="Times New Roman" fo:font-style="italic" style:font-style-asian="italic" style:font-style-complex="italic" fo:color="#2F549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Calibri Light" style:font-name-asian="Malgun Gothic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JTitle" style:display-name="J Title" style:family="paragraph" style:parent-style-name="Heading1" style:default-outline-level="1">
      <style:paragraph-properties>
        <style:tab-stops>
          <style:tab-stop style:type="center" style:position="0.6895in"/>
          <style:tab-stop style:type="right" style:position="6.25in"/>
        </style:tab-stops>
      </style:paragraph-properties>
      <style:text-properties style:font-name="Microsoft JhengHei Light" style:font-name-asian="Microsoft JhengHei Light" style:font-name-complex="Calibri Light" style:use-window-font-color="true" fo:font-size="28pt" style:font-size-asian="28pt" style:font-size-complex="28pt" fo:hyphenate="false"/>
    </style:style>
    <style:style style:name="JHeading1" style:display-name="J Heading 1" style:family="paragraph" style:parent-style-name="Heading2" style:default-outline-level="2">
      <style:paragraph-properties fo:border-top="none" fo:border-left="none" fo:border-bottom="0.0104in solid #EAECEF" fo:border-right="none" fo:padding="0in" style:shadow="none" fo:text-align="justify" fo:margin-top="0.25in" fo:margin-bottom="0.1666in" fo:background-color="#FFFFFF"/>
      <style:text-properties style:font-name="Microsoft JhengHei Light" style:font-name-asian="Microsoft JhengHei Light" style:font-name-complex="Segoe UI" fo:color="#24292E" fo:font-size="16pt" style:font-size-asian="16pt" style:font-size-complex="16pt" fo:hyphenate="false"/>
    </style:style>
    <style:style style:name="JTitleChar" style:display-name="J Title Char" style:family="text" style:parent-style-name="Heading1Char">
      <style:text-properties style:font-name="Microsoft JhengHei Light" style:font-name-asian="Microsoft JhengHei Light" style:font-name-complex="Calibri Light" fo:color="#2F5496" fo:font-size="28pt" style:font-size-asian="28pt" style:font-size-complex="28pt"/>
    </style:style>
    <style:style style:name="JHeading2" style:display-name="J Heading 2" style:family="paragraph" style:parent-style-name="Heading3" style:default-outline-level="3">
      <style:paragraph-properties fo:text-align="justify" fo:margin-top="0.25in" fo:margin-bottom="0.1666in" fo:background-color="#FFFFFF"/>
      <style:text-properties style:font-name="Microsoft JhengHei Light" style:font-name-asian="Microsoft JhengHei Light" style:font-name-complex="Segoe UI" fo:color="#24292E" fo:font-size="14pt" style:font-size-asian="14pt" style:font-size-complex="14pt" fo:hyphenate="false"/>
    </style:style>
    <style:style style:name="JHeading1Char" style:display-name="J Heading 1 Char" style:family="text" style:parent-style-name="Heading2Char">
      <style:text-properties style:font-name="Microsoft JhengHei Light" style:font-name-asian="Microsoft JhengHei Light" style:font-name-complex="Segoe UI" fo:color="#24292E" fo:font-size="16pt" style:font-size-asian="16pt" style:font-size-complex="16pt" fo:background-color="#FFFFFF"/>
    </style:style>
    <style:style style:name="JHeading3" style:display-name="J Heading 3" style:family="paragraph" style:parent-style-name="Heading4" style:default-outline-level="4">
      <style:paragraph-properties fo:text-align="justify" fo:margin-top="0.25in" fo:margin-bottom="0.1666in" fo:background-color="#FFFFFF"/>
      <style:text-properties style:font-name="Microsoft JhengHei Light" style:font-name-asian="Microsoft JhengHei Light" style:font-name-complex="Segoe UI" fo:font-style="normal" style:font-style-asian="normal" style:font-style-complex="normal" fo:color="#24292E" fo:hyphenate="false"/>
    </style:style>
    <style:style style:name="JHeading2Char" style:display-name="J Heading 2 Char" style:family="text" style:parent-style-name="Heading3Char">
      <style:text-properties style:font-name="Microsoft JhengHei Light" style:font-name-asian="Microsoft JhengHei Light" style:font-name-complex="Segoe UI" fo:color="#24292E" fo:font-size="14pt" style:font-size-asian="14pt" style:font-size-complex="14pt" fo:background-color="#FFFFFF"/>
    </style:style>
    <style:style style:name="JSubtitle" style:display-name="J Subtitle" style:family="paragraph" style:parent-style-name="NormalWeb">
      <style:paragraph-properties fo:margin-top="0.0833in" fo:margin-bottom="0.0833in" fo:margin-left="0.25in" fo:background-color="#FFFFFF">
        <style:tab-stops/>
      </style:paragraph-properties>
      <style:text-properties style:font-name="Segoe UI" style:font-name-complex="Segoe UI" fo:font-style="italic" style:font-style-asian="italic" style:font-style-complex="italic" fo:color="#FFFFFF" fo:font-size="11pt" style:font-size-asian="11pt" style:font-size-complex="11pt" fo:hyphenate="false"/>
    </style:style>
    <style:style style:name="JHeading3Char" style:display-name="J Heading 3 Char" style:family="text" style:parent-style-name="Heading4Char">
      <style:text-properties style:font-name="Microsoft JhengHei Light" style:font-name-asian="Microsoft JhengHei Light" style:font-name-complex="Segoe UI" fo:font-style="normal" style:font-style-asian="normal" style:font-style-complex="normal" fo:color="#24292E" fo:background-color="#FFFFFF"/>
    </style:style>
    <style:style style:name="JCodeBullet" style:display-name="J Code Bullet" style:family="paragraph" style:parent-style-name="Normal" style:list-style-name="LFO1">
      <style:text-properties fo:hyphenate="false"/>
    </style:style>
    <style:style style:name="NormalWebChar" style:display-name="Normal (Web)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JSubtitleChar" style:display-name="J Subtitle Char" style:family="text" style:parent-style-name="NormalWebChar">
      <style:text-properties style:font-name="Segoe UI" style:font-name-asian="Times New Roman" style:font-name-complex="Segoe UI" fo:font-style="italic" style:font-style-asian="italic" style:font-style-complex="italic" fo:color="#FFFFFF" fo:font-size="12pt" style:font-size-asian="12pt" style:font-size-complex="12pt" fo:background-color="#FFFFFF"/>
    </style:style>
    <style:style style:name="JNormal" style:display-name="J Normal" style:family="paragraph" style:parent-style-name="NormalWeb">
      <style:paragraph-properties fo:text-align="justify" fo:margin-top="0in" fo:background-color="#FFFFFF"/>
      <style:text-properties style:font-name="Segoe UI" style:font-name-complex="Segoe UI" fo:color="#24292E"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JBullet" style:display-name="J Bullet" style:family="paragraph" style:parent-style-name="Normal" style:list-style-name="LFO1">
      <style:paragraph-properties fo:margin-top="0.0694in" fo:margin-bottom="0.0694in" fo:line-height="150%" fo:background-color="#FFFFFF"/>
      <style:text-properties style:font-name="Segoe UI" style:font-name-asian="Segoe UI" style:font-name-complex="Segoe UI" fo:color="#404040" style:font-size-complex="12pt" fo:hyphenate="false"/>
    </style:style>
    <style:style style:name="JNormalChar" style:display-name="J Normal Char" style:family="text" style:parent-style-name="NormalWebChar">
      <style:text-properties style:font-name="Segoe UI" style:font-name-asian="Times New Roman" style:font-name-complex="Segoe UI" fo:color="#24292E" fo:font-size="12pt" style:font-size-asian="12pt" style:font-size-complex="12pt" fo:background-color="#FFFFFF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JBulletChar" style:display-name="J Bullet Char" style:family="text" style:parent-style-name="DefaultParagraphFont">
      <style:text-properties style:font-name="Segoe UI" style:font-name-asian="Segoe UI" style:font-name-complex="Segoe UI" fo:color="#404040" fo:font-size="10pt" style:font-size-asian="10pt" style:font-size-complex="12pt" fo:background-color="#FFFFFF"/>
    </style:style>
    <style:style style:name="JCodeBlock" style:display-name="J Code Block" style:family="paragraph" style:parent-style-name="Normal">
      <style:paragraph-properties fo:margin-bottom="0in" fo:line-height="100%" fo:background-color="#F6F8FA">
        <style:tab-stops>
          <style:tab-stop style:type="left" style:position="5.2604in"/>
        </style:tab-stops>
      </style:paragraph-properties>
      <style:text-properties style:font-name="Consolas" style:font-name-asian="Consolas" style:font-name-complex="Consolas" fo:color="#404040" fo:font-size="10pt" style:font-size-asian="10pt" style:font-size-complex="10pt" fo:hyphenate="false"/>
    </style:style>
    <style:style style:name="JCodeBlockChar" style:display-name="J Code Block Char" style:family="text" style:parent-style-name="HTMLPreformattedChar">
      <style:text-properties style:font-name="Consolas" style:font-name-asian="Consolas" style:font-name-complex="Consolas" fo:color="#404040" fo:font-size="10pt" style:font-size-asian="10pt" style:font-size-complex="10pt" fo:background-color="#F6F8F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frah Aamer</meta:initial-creator>
    <dc:creator>Afrah Aamer</dc:creator>
    <meta:creation-date>2019-06-10T21:18:00Z</meta:creation-date>
    <dc:date>2019-06-10T21:18:00Z</dc:date>
    <meta:template xlink:href="Normal" xlink:type="simple"/>
    <meta:editing-cycles>2</meta:editing-cycles>
    <meta:editing-duration>PT60S</meta:editing-duration>
    <meta:document-statistic meta:page-count="3" meta:paragraph-count="7" meta:word-count="582" meta:character-count="3898" meta:row-count="27" meta:non-whitespace-character-count="3323"/>
  </office:meta>
</office:document-meta>
</file>